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2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3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4" style:family="table-row">
      <style:table-row-properties style:min-row-height="0.3146in" fo:keep-together="auto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en" fo:country="US" officeooo:rsid="000ec5fe" officeooo:paragraph-rsid="000ec5fe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ru" fo:country="RU" officeooo:rsid="000ec5fe" officeooo:paragraph-rsid="000ec5fe"/>
    </style:style>
    <style:style style:name="P15" style:family="paragraph" style:parent-style-name="Table_20_Contents">
      <style:paragraph-properties style:snap-to-layout-grid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Table_20_Contents">
      <style:paragraph-properties style:snap-to-layout-grid="false"/>
      <style:text-properties fo:language="en" fo:country="US"/>
    </style:style>
    <style:style style:name="P18" style:family="paragraph" style:parent-style-name="Table_20_Contents">
      <style:paragraph-properties style:snap-to-layout-grid="false"/>
      <style:text-properties fo:language="en" fo:country="US" officeooo:rsid="000ec5fe" officeooo:paragraph-rsid="000ec5fe"/>
    </style:style>
    <style:style style:name="P19" style:family="paragraph" style:parent-style-name="Table_20_Contents">
      <style:paragraph-properties style:snap-to-layout-grid="false"/>
      <style:text-properties fo:language="en" fo:country="US" officeooo:rsid="0013cc41" officeooo:paragraph-rsid="0013cc41"/>
    </style:style>
    <style:style style:name="P20" style:family="paragraph" style:parent-style-name="Table_20_Contents">
      <style:paragraph-properties style:snap-to-layout-grid="false"/>
      <style:text-properties fo:language="en" fo:country="US" fo:font-weight="normal" officeooo:rsid="00144b15" officeooo:paragraph-rsid="00144b15" style:font-weight-asian="normal" style:font-weight-complex="normal"/>
    </style:style>
    <style:style style:name="P21" style:family="paragraph" style:parent-style-name="Table_20_Contents">
      <style:paragraph-properties style:snap-to-layout-grid="false"/>
      <style:text-properties fo:language="en" fo:country="US" officeooo:rsid="00144b15" officeooo:paragraph-rsid="00144b15"/>
    </style:style>
    <style:style style:name="P22" style:family="paragraph" style:parent-style-name="Table_20_Contents">
      <style:paragraph-properties style:snap-to-layout-grid="false"/>
      <style:text-properties fo:language="en" fo:country="US" officeooo:rsid="0014be95" officeooo:paragraph-rsid="0014be95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Table_20_Contents">
      <style:paragraph-properties style:snap-to-layout-grid="false"/>
      <style:text-properties fo:language="ru" fo:country="RU"/>
    </style:style>
    <style:style style:name="P25" style:family="paragraph" style:parent-style-name="Table_20_Contents">
      <style:paragraph-properties style:snap-to-layout-grid="false"/>
      <style:text-properties fo:language="ru" fo:country="RU" officeooo:rsid="000ec5fe" officeooo:paragraph-rsid="000ec5fe"/>
    </style:style>
    <style:style style:name="P26" style:family="paragraph" style:parent-style-name="Table_20_Contents">
      <style:paragraph-properties style:snap-to-layout-grid="false"/>
      <style:text-properties fo:language="ru" fo:country="RU" officeooo:rsid="0011f804" officeooo:paragraph-rsid="0011f804"/>
    </style:style>
    <style:style style:name="P27" style:family="paragraph" style:parent-style-name="Table_20_Contents">
      <style:paragraph-properties style:snap-to-layout-grid="false"/>
      <style:text-properties fo:language="ru" fo:country="RU" officeooo:rsid="0013cc41" officeooo:paragraph-rsid="0013cc41"/>
    </style:style>
    <style:style style:name="P28" style:family="paragraph" style:parent-style-name="Table_20_Contents">
      <style:paragraph-properties style:snap-to-layout-grid="false"/>
      <style:text-properties fo:language="ru" fo:country="RU" officeooo:rsid="00144b15" officeooo:paragraph-rsid="00144b15"/>
    </style:style>
    <style:style style:name="P29" style:family="paragraph" style:parent-style-name="Table_20_Contents">
      <style:paragraph-properties style:snap-to-layout-grid="false"/>
      <style:text-properties fo:language="ru" fo:country="RU" officeooo:rsid="0014be95" officeooo:paragraph-rsid="0014be95"/>
    </style:style>
    <style:style style:name="P30" style:family="paragraph" style:parent-style-name="Table_20_Contents">
      <style:paragraph-properties style:snap-to-layout-grid="false"/>
      <style:text-properties fo:font-weight="bold" style:font-weight-asian="bold"/>
    </style:style>
    <style:style style:name="P31" style:family="paragraph" style:parent-style-name="Table_20_Contents">
      <style:paragraph-properties style:snap-to-layout-grid="false"/>
      <style:text-properties fo:font-weight="normal" officeooo:rsid="00144b15" officeooo:paragraph-rsid="00144b15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c5fe"/>
    </style:style>
    <style:style style:name="T3" style:family="text">
      <style:text-properties fo:language="en" fo:country="US" officeooo:rsid="0014be9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ec5fe"/>
    </style:style>
    <style:style style:name="T6" style:family="text">
      <style:text-properties fo:language="ru" fo:country="RU" officeooo:rsid="0013cc41"/>
    </style:style>
    <style:style style:name="T7" style:family="text">
      <style:text-properties fo:language="ru" fo:country="RU" officeooo:rsid="0014be95"/>
    </style:style>
    <style:style style:name="T8" style:family="text">
      <style:text-properties officeooo:rsid="000ec5fe"/>
    </style:style>
    <style:style style:name="T9" style:family="text">
      <style:text-properties officeooo:rsid="0013cc41"/>
    </style:style>
    <style:style style:name="T10" style:family="text">
      <style:text-properties officeooo:rsid="0014be95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4">Работы по </text:span><text:span text:style-name="T1">QA</text:span><text:span text:style-name="T4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26">100%</text:p>
          </table:table-cell>
          <table:table-cell table:style-name="Таблица1.A2" office:value-type="string">
            <text:p text:style-name="P15"><text:span text:style-name="T4">20</text:span><text:span text:style-name="T1">0 </text:span><text:span text:style-name="T4">часов / </text:span><text:span text:style-name="T6">200 часов</text:span></text:p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3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27">100%</text:p>
          </table:table-cell>
          <table:table-cell table:style-name="Таблица1.A2" office:value-type="string">
            <text:p text:style-name="P15"><text:span text:style-name="T4">30</text:span> час<text:span text:style-name="T4">ов / </text:span><text:span text:style-name="T6">30 часов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3"><text:span text:style-name="T8">100%</text:span></text:p>
          </table:table-cell>
          <table:table-cell table:style-name="Таблица1.A2" office:value-type="string">
            <text:p text:style-name="P13">12 часов / <text:span text:style-name="T9">12 часов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>Подготовка еженедельной отчетности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27">100%</text:p>
          </table:table-cell>
          <table:table-cell table:style-name="Таблица1.A2" office:value-type="string">
            <text:p text:style-name="P13">1 час / <text:span text:style-name="T9">1 час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>Разработка авто-тестов <text:span text:style-name="T1">MPN</text:span>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19"><text:span text:style-name="T5">1</text:span><text:span text:style-name="T4">00%</text:span></text:p>
          </table:table-cell>
          <table:table-cell table:style-name="Таблица1.A2" office:value-type="string">
            <text:p text:style-name="P13">16 часов / <text:span text:style-name="T9">27 часов</text:span></text:p>
          </table:table-cell>
          <table:table-cell table:style-name="Таблица1.E18" office:value-type="string">
            <text:p text:style-name="P27">Было уменьшено время на СЕ</text:p>
          </table:table-cell>
        </table:table-row>
        <table:table-row table:style-name="Таблица1.1">
          <table:table-cell table:style-name="Таблица1.A2" office:value-type="string">
            <text:p text:style-name="P14">Закончить статью для Blazemeter по OpenID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13"><text:span text:style-name="T8">100%</text:span></text:p>
          </table:table-cell>
          <table:table-cell table:style-name="Таблица1.A2" office:value-type="string">
            <text:p text:style-name="P13"><text:span text:style-name="T8">6</text:span> час / <text:span text:style-name="T9">11 часов</text:span></text:p>
          </table:table-cell>
          <table:table-cell table:style-name="Таблица1.E18" office:value-type="string">
            <text:p text:style-name="P27">Сложность скрипта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8">Работа по </text:span>план<text:span text:style-name="T8">у</text:span>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27"><text:span text:style-name="T2">1</text:span><text:span text:style-name="T1">00%</text:span></text:p>
          </table:table-cell>
          <table:table-cell table:style-name="Таблица1.A2" office:value-type="string">
            <text:p text:style-name="P13"><text:span text:style-name="T1">1</text:span>час / <text:span text:style-name="T9">1 час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>Работа с <text:span text:style-name="T1">UI </text:span>автотестами <text:span text:style-name="T1">Vertigo</text:span>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27"><text:span text:style-name="T2">1</text:span><text:span text:style-name="T1">00%</text:span></text:p>
          </table:table-cell>
          <table:table-cell table:style-name="Таблица1.A2" office:value-type="string">
            <text:p text:style-name="P13">32 часа / <text:span text:style-name="T9">32 часа</text:span></text:p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4">Написать статью и разработать скрипт для Blazemeter по RTMP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10">8 <text:span text:style-name="T4">часов / </text:span><text:span text:style-name="T6">28 часов</text:span></text:p>
          </table:table-cell>
          <table:table-cell table:style-name="Таблица1.E18" office:value-type="string">
            <text:p text:style-name="P27">Потребовалось исследование по данному вопросу</text:p>
          </table:table-cell>
        </table:table-row>
        <table:table-row table:style-name="Таблица1.1">
          <table:table-cell table:style-name="Таблица1.A2" office:value-type="string">
            <text:p text:style-name="P14">Продвижение статей по Selenium в форумах.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12">5 часов / <text:span text:style-name="T9">5 часов</text:span></text:p>
          </table:table-cell>
          <table:table-cell table:style-name="Таблица1.E18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4">
          <table:table-cell table:style-name="Таблица1.A2" office:value-type="string">
            <text:p text:style-name="P10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/>
          </table:table-cell>
          <table:table-cell table:style-name="Таблица1.B2">
            <text:p text:style-name="P10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3"/>
          </table:table-cell>
          <table:table-cell table:style-name="Таблица1.B2">
            <text:p text:style-name="P13"/>
          </table:table-cell>
          <table:table-cell table:style-name="Таблица1.C12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E18" office:value-type="string">
            <text:p text:style-name="P13"/>
          </table:table-cell>
        </table:table-row>
      </table:table>
      <text:p text:style-name="P2"/>
      <text:p text:style-name="P3">Внеплановые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4">Подготовка SMART задач <text:span text:style-name="T9">на 1-й квартал</text:span>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A2" office:value-type="string">
            <text:p text:style-name="P10"><text:span text:style-name="T6">2</text:span> час<text:span text:style-name="T9">а</text:span></text:p>
          </table:table-cell>
          <table:table-cell table:style-name="Таблица2.E3" office:value-type="string">
            <text:p text:style-name="P9"/>
          </table:table-cell>
        </table:table-row>
        <table:table-row table:style-name="Таблица2.1">
          <table:table-cell table:style-name="Таблица2.A2" office:value-type="string">
            <text:p text:style-name="P28">Проведение митинга по UI автотестам с James и Sai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3 часа</text:p>
          </table:table-cell>
          <table:table-cell table:style-name="Таблица2.E3" office:value-type="string">
            <text:p text:style-name="P31">Учтено время Мазур и Малышкина</text:p>
          </table:table-cell>
        </table:table-row>
        <table:table-row table:style-name="Таблица2.1">
          <table:table-cell table:style-name="Таблица2.A2" office:value-type="string">
            <text:p text:style-name="P28">Митинг по договорам на обучение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1 час</text:p>
          </table:table-cell>
          <table:table-cell table:style-name="Таблица2.E5" office:value-type="string">
            <text:p text:style-name="P9"/>
          </table:table-cell>
        </table:table-row>
        <table:table-row table:style-name="Таблица2.1">
          <table:table-cell table:style-name="Таблица2.A2" office:value-type="string">
            <text:p text:style-name="P28">Митинги с руководителями подразделений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2 часа</text:p>
          </table:table-cell>
          <table:table-cell table:style-name="Таблица2.E5" office:value-type="string">
            <text:p text:style-name="P9"/>
          </table:table-cell>
        </table:table-row>
        <table:table-row table:style-name="Таблица2.1">
          <table:table-cell table:style-name="Таблица2.A2" office:value-type="string">
            <text:p text:style-name="P28">Развертывание инфраструктуры для написания скрипта. Исследование обмена по RTMPT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16 часов</text:p>
          </table:table-cell>
          <table:table-cell table:style-name="Таблица2.E6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E2" office:value-type="string">
            <text:p text:style-name="P4"/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4">Работы по </text:span><text:span text:style-name="T1">QA</text:span><text:span text:style-name="T4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3"><text:span text:style-name="T8">29.01.</text:span>17</text:p>
          </table:table-cell>
          <table:table-cell table:style-name="Таблица4.A2" office:value-type="string">
            <text:p text:style-name="P15"><text:span text:style-name="T4">20</text:span><text:span text:style-name="T1">0 </text:span><text:span text:style-name="T4">часов</text:span></text:p>
          </table:table-cell>
          <table:table-cell table:style-name="Таблица4.E14" office:value-type="string">
            <text:p text:style-name="P15">Команда</text:p>
          </table:table-cell>
        </table:table-row>
        <table:table-row table:style-name="Таблица4.1">
          <table:table-cell table:style-name="Таблица4.A2" office:value-type="string">
            <text:p text:style-name="P13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3"><text:span text:style-name="T8">29.01.</text:span>17</text:p>
          </table:table-cell>
          <table:table-cell table:style-name="Таблица4.A2" office:value-type="string">
            <text:p text:style-name="P15"><text:span text:style-name="T4">30</text:span> час<text:span text:style-name="T4">ов</text:span></text:p>
          </table:table-cell>
          <table:table-cell table:style-name="Таблица4.E14" office:value-type="string">
            <text:p text:style-name="P13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3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3"><text:span text:style-name="T10">25.01.</text:span>17</text:p>
          </table:table-cell>
          <table:table-cell table:style-name="Таблица4.A2" office:value-type="string">
            <text:p text:style-name="P13">12 часов</text:p>
          </table:table-cell>
          <table:table-cell table:style-name="Таблица4.E14" office:value-type="string">
            <text:p text:style-name="P13">Команда</text:p>
          </table:table-cell>
        </table:table-row>
        <table:table-row table:style-name="Таблица4.1">
          <table:table-cell table:style-name="Таблица4.A2" office:value-type="string">
            <text:p text:style-name="P13">Подготовка еженедельной отчетности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3"><text:span text:style-name="T8">29.01.</text:span>17</text:p>
          </table:table-cell>
          <table:table-cell table:style-name="Таблица4.A2" office:value-type="string">
            <text:p text:style-name="P13">1 час</text:p>
          </table:table-cell>
          <table:table-cell table:style-name="Таблица4.E14" office:value-type="string">
            <text:p text:style-name="P13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9">Оценка времени написания статьи по Taurus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0"><text:span text:style-name="T5">2</text:span><text:span text:style-name="T7">4</text:span><text:span text:style-name="T5">.01.</text:span>1<text:span text:style-name="T4">7</text:span></text:p>
          </table:table-cell>
          <table:table-cell table:style-name="Таблица4.A2" office:value-type="string">
            <text:p text:style-name="P13">1<text:span text:style-name="T10">0</text:span> часов</text:p>
          </table:table-cell>
          <table:table-cell table:style-name="Таблица4.E14" office:value-type="string">
            <text:p text:style-name="P13">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4">Закончить статью для Blazemeter по <text:span text:style-name="T10">RTMPT</text:span>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3"><text:span text:style-name="T10">24.01.</text:span>17</text:p>
          </table:table-cell>
          <table:table-cell table:style-name="Таблица4.A2" office:value-type="string">
            <text:p text:style-name="P13"><text:span text:style-name="T8">6</text:span> час</text:p>
          </table:table-cell>
          <table:table-cell table:style-name="Таблица4.E14" office:value-type="string">
            <text:p text:style-name="P13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8">Работа по </text:span>план<text:span text:style-name="T8">у</text:span>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3"><text:span text:style-name="T2">2</text:span><text:span text:style-name="T3">6</text:span>.<text:span text:style-name="T1">01</text:span>.1<text:span text:style-name="T1">7</text:span></text:p>
          </table:table-cell>
          <table:table-cell table:style-name="Таблица4.A2" office:value-type="string">
            <text:p text:style-name="P13"><text:span text:style-name="T3">4 </text:span>час<text:span text:style-name="T10">а</text:span></text:p>
          </table:table-cell>
          <table:table-cell table:style-name="Таблица4.E14" office:value-type="string">
            <text:p text:style-name="P13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9">Контроль работ по Vertigo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A2" office:value-type="string">
            <text:p text:style-name="P13"><text:span text:style-name="T2">2</text:span><text:span text:style-name="T3">9</text:span>.<text:span text:style-name="T1">01</text:span>.1<text:span text:style-name="T1">7</text:span></text:p>
          </table:table-cell>
          <table:table-cell table:style-name="Таблица4.A2" office:value-type="string">
            <text:p text:style-name="P13"><text:span text:style-name="T10">8</text:span> час<text:span text:style-name="T10">ов</text:span></text:p>
          </table:table-cell>
          <table:table-cell table:style-name="Таблица4.E14" office:value-type="string">
            <text:p text:style-name="P29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9">Подготовить ПИР для сотрудников прошедших аттестацию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0"><text:span text:style-name="T8">29.01.</text:span>17</text:p>
          </table:table-cell>
          <table:table-cell table:style-name="Таблица4.A2" office:value-type="string">
            <text:p text:style-name="P10"><text:span text:style-name="T10">7</text:span> <text:span text:style-name="T4">часов</text:span></text:p>
          </table:table-cell>
          <table:table-cell table:style-name="Таблица4.E14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4">Продвижение статей по Selenium в форумах.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2<text:span text:style-name="T10">7</text:span>.01.17</text:p>
          </table:table-cell>
          <table:table-cell table:style-name="Таблица4.A2" office:value-type="string">
            <text:p text:style-name="P12">5 часов</text:p>
          </table:table-cell>
          <table:table-cell table:style-name="Таблица4.E14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9">Оценка нагрузочного тестирования по endclosing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22">23.01.17</text:p>
          </table:table-cell>
          <table:table-cell table:style-name="Таблица4.A2" office:value-type="string">
            <text:p text:style-name="P22">3 часа</text:p>
          </table:table-cell>
          <table:table-cell table:style-name="Таблица4.E14" office:value-type="string">
            <text:p text:style-name="P29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9">Митинги 1-1 с сотрудниками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22">27.01.17</text:p>
          </table:table-cell>
          <table:table-cell table:style-name="Таблица4.A2" office:value-type="string">
            <text:p text:style-name="P22">4 часа</text:p>
          </table:table-cell>
          <table:table-cell table:style-name="Таблица4.E14" office:value-type="string">
            <text:p text:style-name="P29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29">Митинг в подразделении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22">26.01.17</text:p>
          </table:table-cell>
          <table:table-cell table:style-name="Таблица4.A2" office:value-type="string">
            <text:p text:style-name="P22">12 часов</text:p>
          </table:table-cell>
          <table:table-cell table:style-name="Таблица4.E14" office:value-type="string">
            <text:p text:style-name="P29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1-23T19:25:31.065810563</dc:date>
    <meta:editing-cycles>49</meta:editing-cycles>
    <meta:editing-duration>PT18H53M24S</meta:editing-duration>
    <meta:generator>LibreOffice/4.2.8.2$Linux_X86_64 LibreOffice_project/420m0$Build-2</meta:generator>
    <meta:document-statistic meta:table-count="4" meta:image-count="0" meta:object-count="0" meta:page-count="4" meta:paragraph-count="153" meta:word-count="425" meta:character-count="2684" meta:non-whitespace-character-count="2409"/>
  </office:meta>
</office:document-meta>
</file>